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c59c" officeooo:paragraph-rsid="0003c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unctional Requirment</text:h>
      <text:p text:style-name="P1"/>
      <text:p text:style-name="P1">1. Il sistema deve inviare una notifica al negozio fisico contenente nome prodotto, quantità richiesta e username del prenotante</text:p>
      <text:p text:style-name="P1"/>
      <text:p text:style-name="P1">2. Il sistema deve mostrare all’utente i prezzi di un prodotto da lui ricercato in ordine crescente</text:p>
      <text:p text:style-name="P1"/>
      <text:p text:style-name="P1">3. Il sistema deve registrare per ogni prodotto inserito dal negoziante:</text:p>
      <text:p text:style-name="P1">- Nome prodotto</text:p>
      <text:p text:style-name="P1">- Foto identificativa</text:p>
      <text:p text:style-name="P1">- EAN</text:p>
      <text:p text:style-name="P1">- Disponibilità</text:p>
      <text:p text:style-name="P1">- Descrizione di max 200 caratter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51:31.665817473</meta:creation-date>
    <dc:date>2023-10-18T12:21:01.137992221</dc:date>
    <meta:editing-duration>PT29M30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9" meta:word-count="65" meta:character-count="410" meta:non-whitespace-character-count="354"/>
  </office:meta>
</office:document-meta>
</file>